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/>
      <style:text-properties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fo:margin-top="0cm" fo:margin-bottom="0cm" loext:contextual-spacing="false"/>
      <style:text-properties officeooo:rsid="001fa31d" officeooo:paragraph-rsid="001fa31d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1.249cm" style:auto-text-indent="fals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>
      <style:paragraph-properties fo:margin-top="0cm" fo:margin-bottom="0cm" loext:contextual-spacing="false"/>
    </style:style>
    <style:style style:name="P13" style:family="paragraph" style:parent-style-name="Standard">
      <style:paragraph-properties fo:margin-top="0cm" fo:margin-bottom="0cm" loext:contextual-spacing="false"/>
      <style:text-properties officeooo:rsid="00224d21" officeooo:paragraph-rsid="00224d21"/>
    </style:style>
    <style:style style:name="P14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24d2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style:text-underline-style="solid" style:text-underline-width="auto" style:text-underline-color="font-color" fo:font-weight="bold" officeooo:rsid="00205ba1" style:font-weight-asian="bold"/>
    </style:style>
    <style:style style:name="T5" style:family="text">
      <style:text-properties officeooo:rsid="00205ba1"/>
    </style:style>
    <style:style style:name="T6" style:family="text">
      <style:text-properties officeooo:rsid="00224d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La Paz, <text:span text:style-name="T6">03 de Diciembre</text:span> de 2015</text:p>
      <text:p text:style-name="Standard"/>
      <text:p text:style-name="Standard"/>
      <text:p text:style-name="P2">Señor</text:p>
      <text:p text:style-name="P8">M.<text:span text:style-name="T5">Sc. Aldo Ramiro Valdez Alavarado</text:span></text:p>
      <text:p text:style-name="P3">TUTOR <text:span text:style-name="T5">METODOLÓGICO</text:span> </text:p>
      <text:p text:style-name="P2">Presente</text:p>
      <text:p text:style-name="P2"><text:tab/><text:tab/><text:tab/><text:tab/><text:tab/></text:p>
      <text:p text:style-name="P5"><text:span text:style-name="T1">Ref: </text:span><text:span text:style-name="T3">CONFORMIDAD Y AVAL DE </text:span><text:span text:style-name="T4">PROYECTO</text:span><text:span text:style-name="T3"> DE GRADO</text:span></text:p>
      <text:p text:style-name="P3"/>
      <text:p text:style-name="P2"/>
      <text:p text:style-name="P2">De mi mayor consideración: </text:p>
      <text:p text:style-name="P10"/>
      <text:p text:style-name="P10">Tengo a bien dirigirme a su persona, para darle a conocer que luego de efectuar el seguimiento a la estructura y contenido de<text:span text:style-name="T6">l</text:span> <text:span text:style-name="T6">Proyecto</text:span> de Grado titulado: “<text:span text:style-name="T2">SISTEMA DE FIRMA DIGITAL PARA EL MINISTERIO DE OBRAS PÚBLICAS, SERVICIOS Y VIVIENDA</text:span>”, elaborado por el Universitario: <text:span text:style-name="T2">Armin Mesa Sanchez</text:span>, con C.I. <text:span text:style-name="T6">7526115 CH, </text:span>en calidad de <text:span text:style-name="T1">Asesor <text:s/></text:span>expreso mi conformidad con el contenido y la forma de trabajo,<text:span text:style-name="T1"> </text:span>dando <text:span text:style-name="T1">mi Aval,</text:span> para que el postulante pueda realizar la defensa de la <text:span text:style-name="T6">Proyecto</text:span> de Grado, para optar al título de Licenciado en Informática mención Ingeniería de Sistemas Informáticos, de acuerdo a normas y reglamento vigentes. </text:p>
      <text:p text:style-name="P2"/>
      <text:p text:style-name="P9">Sin otro particular, me suscribo de su persona con las consideraciones más distinguidas.</text:p>
      <text:p text:style-name="P2"/>
      <text:p text:style-name="P13">Atentamente:</text:p>
      <text:p text:style-name="P2"/>
      <text:p text:style-name="P2"/>
      <text:p text:style-name="P14"/>
      <text:p text:style-name="P2"><text:tab/><text:tab/><text:tab/></text:p>
      <text:p text:style-name="P6">Lic. Freddy Miguel Toledo Paz</text:p>
      <text:p text:style-name="P4">ASESOR</text:p>
      <text:p text:style-name="P3"/>
      <text:p text:style-name="P3"/>
      <text:p text:style-name="P7">c.c. Arch.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es" fo:country="AR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ereira</meta:initial-creator>
    <meta:creation-date>2012-06-22T16:40:00</meta:creation-date>
    <dc:date>2015-12-03T12:41:06.601531855</dc:date>
    <meta:print-date>2015-10-29T17:32:00</meta:print-date>
    <meta:editing-cycles>7</meta:editing-cycles>
    <meta:editing-duration>PT9M4S</meta:editing-duration>
    <meta:generator>LibreOffice/5.0.3.2$Linux_X86_64 LibreOffice_project/00m0$Build-2</meta:generator>
    <meta:document-statistic meta:table-count="0" meta:image-count="0" meta:object-count="0" meta:page-count="1" meta:paragraph-count="15" meta:word-count="152" meta:character-count="949" meta:non-whitespace-character-count="797"/>
  </office:meta>
</office:document-meta>
</file>